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5425in"/>
    </style:style>
    <style:style style:name="co2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Plan1">
      <style:table-properties table:display="true" style:writing-mode="lr-tb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.1453in" style:writing-mode="page"/>
      <style:text-properties fo:color="#999988" style:text-outline="false" style:text-line-through-style="none" style:font-name="Consolas" fo:font-size="9pt" fo:font-style="italic" fo:text-shadow="none" style:text-underline-style="none" fo:font-weight="normal" style:font-size-asian="9pt" style:font-style-asian="italic" style:font-weight-asian="normal" style:font-name-complex="Consolas" style:font-size-complex="9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>
            <text:p>O software da estação base do robô foi dividido em cinco pacotes: <text:s/>visual, controle, comunicação, controle.robo e interface gráfica. Estes serão descritos com suas respectivas classes abaixo.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style-name="ce1" office:value-type="string">
            <text:p>Pacote Visual</text:p>
          </table:table-cell>
          <table:table-cell table:number-columns-repeated="1023"/>
        </table:table-row>
        <table:table-row table:style-name="ro1">
          <table:table-cell office:value-type="string">
            <text:p>Este pacote consiste de toda a parte visual da estação base e conta com as seguintes classes: Viewer2D, Drawable2D, EscalaDrawable, RoboDrawable, RoboTrilhaDrawable, ObstaculosDrawable, EscalaDrawableProp, RoboDrawableProp, RoboTrilhaDrawableProp, ObstaculosDrawableProp e Ponto. Abaixo serão descritas cada classe deste pacote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se</text:p>
          </table:table-cell>
          <table:table-cell table:style-name="ce1" office:value-type="string">
            <text:p>Descrição</text:p>
          </table:table-cell>
          <table:table-cell table:number-columns-repeated="1022"/>
        </table:table-row>
        <table:table-row table:style-name="ro1">
          <table:table-cell office:value-type="string">
            <text:p>Viewer2D</text:p>
          </table:table-cell>
          <table:table-cell office:value-type="string">
            <text:p>Responsável por exibir os objetos Drawable2D. Possui recursos de pan, zoom e rotate. <text:s/></text:p>
          </table:table-cell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string">
            <text:p>Drawable2D</text:p>
          </table:table-cell>
          <table:table-cell office:value-type="string">
            <text:p>Interface genérica para objetos visuais que podem ser desenhados em um Viewer2D.</text:p>
          </table:table-cell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string">
            <text:p>EscalaDrawable</text:p>
          </table:table-cell>
          <table:table-cell office:value-type="string">
            <text:p>Responsável por desenhar uma escala gráfica.</text:p>
          </table:table-cell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string">
            <text:p>RoboDrawable</text:p>
          </table:table-cell>
          <table:table-cell office:value-type="string">
            <text:p>Responsável por desenhar o robô na interface gráfica.</text:p>
          </table:table-cell>
          <table:table-cell table:number-columns-repeated="1022"/>
        </table:table-row>
        <table:table-row table:style-name="ro1">
          <table:table-cell office:value-type="string">
            <text:p>RoboTrilhaDrawable</text:p>
          </table:table-cell>
          <table:table-cell office:value-type="string">
            <text:p>Responsável por desenhar a trilha percorrida pelo robô na interface gráfica.</text:p>
          </table:table-cell>
          <table:table-cell table:number-columns-repeated="1022"/>
        </table:table-row>
        <table:table-row table:style-name="ro1">
          <table:table-cell office:value-type="string">
            <text:p>ObstaculosDrawable</text:p>
          </table:table-cell>
          <table:table-cell office:value-type="string">
            <text:p>Responsável por desenhar os pontos de cada obstáculo na interface gráfica.</text:p>
          </table:table-cell>
          <table:table-cell table:number-columns-repeated="1022"/>
        </table:table-row>
        <table:table-row table:style-name="ro1">
          <table:table-cell office:value-type="string">
            <text:p>EscalaDrawableProp</text:p>
          </table:table-cell>
          <table:table-cell office:value-type="string">
            <text:p>Contém as propriedades visuais de desenho da escala.</text:p>
          </table:table-cell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string">
            <text:p>RoboDrawableProp</text:p>
          </table:table-cell>
          <table:table-cell office:value-type="string">
            <text:p>Contém as propriedades visuais de desenho do robô</text:p>
          </table:table-cell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string">
            <text:p>RoboTrilhaDrawableProp</text:p>
          </table:table-cell>
          <table:table-cell office:value-type="string">
            <text:p>Contém as propriedades visuais de desenho da trilha do robô.</text:p>
          </table:table-cell>
          <table:table-cell table:number-columns-repeated="1022"/>
        </table:table-row>
        <table:table-row table:style-name="ro1">
          <table:table-cell office:value-type="string">
            <text:p>ObstaculosDrawableProp</text:p>
          </table:table-cell>
          <table:table-cell office:value-type="string">
            <text:p>Contém as propriedades visuais de desenho dos obstáculos.</text:p>
          </table:table-cell>
          <table:table-cell table:number-columns-repeated="1022"/>
        </table:table-row>
        <table:table-row table:style-name="ro1">
          <table:table-cell office:value-type="string">
            <text:p>Ponto</text:p>
          </table:table-cell>
          <table:table-cell office:value-type="string">
            <text:p>Representa um ponto de cordenadas cartesiana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cote Controle</text:p>
          </table:table-cell>
          <table:table-cell table:number-columns-repeated="1023"/>
        </table:table-row>
        <table:table-row table:style-name="ro1">
          <table:table-cell office:value-type="string">
            <text:p>Este pacote consiste de toda a parte da estação base que controla as informações essenciais do robô. Conta com as seguintes classes: Mapa, Obstaculos, Robo, ControleSensores, Posinfo, SensorIR e ControleCamera. Abaixo serão descritas cada classe deste pacote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se</text:p>
          </table:table-cell>
          <table:table-cell table:style-name="ce1" office:value-type="string">
            <text:p>Descrição</text:p>
          </table:table-cell>
          <table:table-cell table:number-columns-repeated="1022"/>
        </table:table-row>
        <table:table-row table:style-name="ro1">
          <table:table-cell office:value-type="string">
            <text:p>Mapa</text:p>
          </table:table-cell>
          <table:table-cell office:value-type="string">
            <text:p>Responsável por representar o mapa. Armazena as informações essenciais do robô e dos obstáculos detectado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Obstaculos</text:p>
          </table:table-cell>
          <table:table-cell office:value-type="string">
            <text:p>Responsável por conter os obstáculos detectados pelo robô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Robo</text:p>
          </table:table-cell>
          <table:table-cell office:value-type="string">
            <text:p>Responsável por representar o robô, este contêm largura, comprimento e centro de movimento (ponto central entre as duas rodas)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troleSensores</text:p>
          </table:table-cell>
          <table:table-cell office:value-type="string">
            <text:p>Responsável em atualizar a posição do robô e dos pontos que representão os obstáculos, de acordo com as leituras feitas pelos sensore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Posinfo</text:p>
          </table:table-cell>
          <table:table-cell office:value-type="string">
            <text:p>Responsável por conter as informações de uma posição do robô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nsorIR</text:p>
          </table:table-cell>
          <table:table-cell office:value-type="string">
            <text:p>Responsável por representar um sensor IR do robô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ontroleCamera</text:p>
          </table:table-cell>
          <table:table-cell office:value-type="string">
            <text:p>Responsável por controlar as imagens da câmera e o status do recebimento das imagen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cote Comunicação</text:p>
          </table:table-cell>
          <table:table-cell table:number-columns-repeated="1023"/>
        </table:table-row>
        <table:table-row table:style-name="ro1">
          <table:table-cell office:value-type="string">
            <text:p>Este pacote consiste em toda a parte de comunicação da estação base com o robô e conta com as seguintes classes: ClientCommandInterpreter, ClientConnection, ClientReceiver, ClientSender, ServerCommandInterpreter, ServerListener, ServerSender, ServerReceiver e Message. Abaixo serão descritas cada classe deste pacote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se</text:p>
          </table:table-cell>
          <table:table-cell table:style-name="ce1" office:value-type="string">
            <text:p>Descriçã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lientCommandInterpreter</text:p>
          </table:table-cell>
          <table:table-cell office:value-type="string">
            <text:p>Responsável pela interpretação dos comandos do cliente. Os comandos recebidos são inseridos em uma fila, de modo a serem posteriormente executados pela thread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lientConnection</text:p>
          </table:table-cell>
          <table:table-cell office:value-type="string">
            <text:p>Responsável por efetuar a gerência da conexão do cliente (estação base) com o servidor (robô)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lientReceiver</text:p>
          </table:table-cell>
          <table:table-cell office:value-type="string">
            <text:p>Responsável por receber mensagens de um host de uma conexão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lientSender</text:p>
          </table:table-cell>
          <table:table-cell office:value-type="string">
            <text:p>Responsável por enviar mensagens ao host de uma conexão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rverCommandInterpreter</text:p>
          </table:table-cell>
          <table:table-cell office:value-type="string">
            <text:p>Responsável pela interpretação dos comandos do servidor. Os comandos recebidos são inseridos em uma fila, de modo a serem posteriormente executados pela thread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rverListener</text:p>
          </table:table-cell>
          <table:table-cell office:value-type="string">
            <text:p>Responsável por escutar as novas conexões de clientes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rverSender</text:p>
          </table:table-cell>
          <table:table-cell office:value-type="string">
            <text:p>Responsável por enviar mensagens ao host de uma conexão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ServerReceiver</text:p>
          </table:table-cell>
          <table:table-cell office:value-type="string">
            <text:p>Responsável por receber mensagens de um host de uma conexão.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Message</text:p>
          </table:table-cell>
          <table:table-cell office:value-type="string">
            <text:p>Contém uma mensagem a ser enviada por um Sender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cote Interface Gráfica</text:p>
          </table:table-cell>
          <table:table-cell table:number-columns-repeated="1023"/>
        </table:table-row>
        <table:table-row table:style-name="ro1">
          <table:table-cell office:value-type="string">
            <text:p>Este pacote consiste em toda a interface gráfica do sistema e conta com as seguintes classes: JanelaConexao, JanelaPrincipal e JanelaSensores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se</text:p>
          </table:table-cell>
          <table:table-cell table:style-name="ce1" office:value-type="string">
            <text:p>Descrição</text:p>
          </table:table-cell>
          <table:table-cell table:number-columns-repeated="1022"/>
        </table:table-row>
        <table:table-row table:style-name="ro1">
          <table:table-cell office:value-type="string">
            <text:p>JanelaConexao</text:p>
          </table:table-cell>
          <table:table-cell office:value-type="string">
            <text:p>Responsável por conter a janela com as informações e configurações da conexão com o Bellator.</text:p>
          </table:table-cell>
          <table:table-cell table:number-columns-repeated="1022"/>
        </table:table-row>
        <table:table-row table:style-name="ro1">
          <table:table-cell office:value-type="string">
            <text:p>JanelaPrincipal</text:p>
          </table:table-cell>
          <table:table-cell office:value-type="string">
            <text:p>Responsável por desenhar a janela principal da interface gráfica do Bellator.</text:p>
          </table:table-cell>
          <table:table-cell table:number-columns-repeated="1022"/>
        </table:table-row>
        <table:table-row table:style-name="ro1">
          <table:table-cell office:value-type="string">
            <text:p>JanelaSensores</text:p>
          </table:table-cell>
          <table:table-cell office:value-type="string">
            <text:p>Responsável por desenhar a janela responsável pela configuração dos sensores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Pacote Controle.robo</text:p>
          </table:table-cell>
          <table:table-cell table:number-columns-repeated="1023"/>
        </table:table-row>
        <table:table-row table:style-name="ro1">
          <table:table-cell office:value-type="string">
            <text:p>Este pacote consiste de toda a parte do sistema embarcado que gerencia os sensores e atuadores do robô. Conta com as seguintes classes: SensorsManager, WebcamManager e EnginesManager. Abaixo serão descritas cada classe deste pacote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lasse</text:p>
          </table:table-cell>
          <table:table-cell table:style-name="ce1" office:value-type="string">
            <text:p>Descrição</text:p>
          </table:table-cell>
          <table:table-cell table:number-columns-repeated="1022"/>
        </table:table-row>
        <table:table-row table:style-name="ro1">
          <table:table-cell office:value-type="string">
            <text:p>SensorsManager</text:p>
          </table:table-cell>
          <table:table-cell office:value-type="string">
            <text:p>Responsável por gerenciar a coleta de informações dos sensores do robô.</text:p>
          </table:table-cell>
          <table:table-cell table:number-columns-repeated="1022"/>
        </table:table-row>
        <table:table-row table:style-name="ro1">
          <table:table-cell office:value-type="string">
            <text:p>WebcamManager</text:p>
          </table:table-cell>
          <table:table-cell office:value-type="string">
            <text:p>Responsável por gerenciar a captura de imagens da webcam.</text:p>
          </table:table-cell>
          <table:table-cell table:number-columns-repeated="1022"/>
        </table:table-row>
        <table:table-row table:style-name="ro1">
          <table:table-cell office:value-type="string">
            <text:p>EnginesManager</text:p>
          </table:table-cell>
          <table:table-cell office:value-type="string">
            <text:p>Responsável por gerenciar a ação dos motores do robô.</text:p>
          </table:table-cell>
          <table:table-cell table:number-columns-repeated="1022"/>
        </table:table-row>
        <table:table-row table:style-name="ro1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nsolas" svg:font-family="Consolas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Zen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amas</meta:initial-creator>
    <dc:creator>Stefan </dc:creator>
    <meta:creation-date>2013-03-07T20:16:33</meta:creation-date>
    <dc:date>2013-03-08T11:17:16</dc:date>
    <meta:generator>LibreOffice/3.5$Linux_X86_64 LibreOffice_project/350m1$Build-2</meta:generator>
    <meta:editing-duration>PT15M49S</meta:editing-duration>
    <meta:editing-cycles>5</meta:editing-cycles>
    <meta:document-statistic meta:table-count="3" meta:cell-count="8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